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7c0" officeooo:paragraph-rsid="0001d7c0"/>
    </style:style>
    <style:style style:name="P2" style:family="paragraph" style:parent-style-name="Standard">
      <style:text-properties officeooo:rsid="0002e06e" officeooo:paragraph-rsid="0002e06e"/>
    </style:style>
    <style:style style:name="P3" style:family="paragraph" style:parent-style-name="Standard">
      <style:text-properties officeooo:rsid="0002e06e" officeooo:paragraph-rsid="0002e06e" fo:background-color="#009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diotocography:</text:p>
      <text:p text:style-name="P1">full instances: </text:p>
      <text:p text:style-name="P1">Averaged accuracy: 0.98645252015236</text:p>
      <text:p text:style-name="P1">instances with missing:</text:p>
      <text:p text:style-name="P1">Averaged accuracy: 0.9674072105589506</text:p>
      <text:p text:style-name="P1">Diff: 0.019045309593409332</text:p>
      <text:p text:style-name="P1"/>
      <text:p text:style-name="P2">phpGUrE90:</text:p>
      <text:p text:style-name="P2">full instances: </text:p>
      <text:p text:style-name="P2">Averaged accuracy: 0.8356657681940699</text:p>
      <text:p text:style-name="P2">instances with missing:</text:p>
      <text:p text:style-name="P2">Averaged accuracy: 0.8061006289308175</text:p>
      <text:p text:style-name="P2">Diff: 0.029565139263252438</text:p>
      <text:p text:style-name="P2"/>
      <text:p text:style-name="P3">dataset_1_anneal:!!!!!!!!!!!!!!</text:p>
      <text:p text:style-name="P2">full instances: </text:p>
      <text:p text:style-name="P2">Averaged accuracy: 0.9861972534332089</text:p>
      <text:p text:style-name="P2">instances with missing:</text:p>
      <text:p text:style-name="P2">Averaged accuracy: 0.8515692883895126</text:p>
      <text:p text:style-name="P2">Diff: 0.134627965043696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8:23:27.811979104</meta:creation-date>
    <meta:generator>LibreOffice/4.2.8.2$Linux_X86_64 LibreOffice_project/420m0$Build-2</meta:generator>
    <dc:date>2016-05-09T00:03:43.109610253</dc:date>
    <meta:editing-duration>PT8M31S</meta:editing-duration>
    <meta:editing-cycles>2</meta:editing-cycles>
    <meta:document-statistic meta:table-count="0" meta:image-count="0" meta:object-count="0" meta:page-count="1" meta:paragraph-count="18" meta:word-count="42" meta:character-count="472" meta:non-whitespace-character-count="445"/>
  </office:meta>
</office:document-meta>
</file>